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4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5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6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7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8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9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0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1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2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0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1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2" style:family="paragraph" style:parent-style-name="Text_20_body" style:list-style-name="L52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2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2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2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2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7" style:family="paragraph" style:parent-style-name="Table_20_Contents" style:list-style-name="L53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3136659676951507622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4">먼저, 크로가 왔다. 지상에서 데굴데굴을 하고 있었을 때 미케가 왔다.</text:p>
            </text:list-item>
            <text:list-item>
              <text:p text:style-name="P74">이 번은 두 마리 모구, 동시에, 허리 문질러 을 했다.</text:p>
            </text:list-item>
            <text:list-item>
              <text:p text:style-name="P74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7746935307556616948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18">그 모양「形状에서 판단하여, 처음에는 미케라고 생각했다.</text:p>
                </text:list-item>
                <text:list-item>
                  <text:p text:style-name="P118">그러나, 미케와 비해, 머리가 더 크다. </text:p>
                </text:list-item>
                <text:list-item>
                  <text:p text:style-name="P118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6394534472276023062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5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1943126856217023957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8219469815560839236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4431800963626333433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76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3145346013933696752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19">그러자「すると, "휴" 라고 으르렁「唸り声을 거렸다「立てた.</text:p>
                </text:list-item>
                <text:list-item>
                  <text:p text:style-name="P119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320288560731901173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6306302814863992985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77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3736260767499128012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8">크로는 다시 내려오지 않는다. / 이 번은 돌출 울타리 앞에 나오는 것조차 하지 않아.</text:p>
            </text:list-item>
            <text:list-item>
              <text:p text:style-name="P78">미케에 잠시 허리 문지르을 하고, 옹벽 위를 보면, 크로는 없어.</text:p>
            </text:list-item>
            <text:list-item>
              <text:p text:style-name="P78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5478002619121910316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9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246474530385154640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0">비가 내리고 있었다. / 울타리에 접근해 보니, 미케의 울음 소리. / 더우기 보면, 크로의 그림자도 보인다.</text:p>
            </text:list-item>
            <text:list-item>
              <text:p text:style-name="P80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6437191973030585605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1">크로가 왔다. 미케는 오지 않았다.</text:p>
            </text:list-item>
            <text:list-item>
              <text:p text:style-name="P81">옹벽에 도착한 때 두 마리 모두 없었다.</text:p>
            </text:list-item>
            <text:list-item>
              <text:p text:style-name="P81">보도 쪽에 간다. 수영장의 모서리에 간다. 혀를 울린다.</text:p>
            </text:list-item>
            <text:list-item>
              <text:p text:style-name="P81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81">울타리 속에서 고양이의 울음 소리가 들린다.</text:p>
            </text:list-item>
            <text:list-item>
              <text:p text:style-name="P81">처음, 미케이 아닐까라고 생각한다. 하지만, 목소리가 약간 작다. 또 높다.</text:p>
            </text:list-item>
            <text:list-item>
              <text:p text:style-name="P81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780845476035273585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82">류가 왔다. 어떻게 왔는지? / 우선, 미케가 있어. 지상에 내렸다. 허리를 마사지.</text:p>
            </text:list-item>
            <text:list-item>
              <text:p text:style-name="P82">잠시 후 보도 쪽의 옹벽 위에서 고양이의 그림자. 크로 이다.</text:p>
            </text:list-item>
            <text:list-item>
              <text:p text:style-name="P82"><text:soft-page-break/>미케를 옹벽에 올리고 먹이를 준다.</text:p>
            </text:list-item>
            <text:list-item>
              <text:p text:style-name="P82">그리고 크로 옆으로 간다. / 2,3 번 쓰다듬다. / 그러자, 크로는 보도 쪽에 가서 버린다.</text:p>
            </text:list-item>
            <text:list-item>
              <text:p text:style-name="P82">갑자기, 울타리 속에 한 마리의 고양이가 나타난다.</text:p>
            </text:list-item>
            <text:list-item>
              <text:p text:style-name="P82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82">수영장의 서 쪽 모퉁이로 가면, 크로가 울타리속에서 외에 나온다.</text:p>
            </text:list-item>
            <text:list-item>
              <text:p text:style-name="P82">그런데, 류도 공원 쪽에서 온 버린다.</text:p>
            </text:list-item>
            <text:list-item>
              <text:p text:style-name="P82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82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82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8331641818180008454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류는 오지 않다.</text:p>
            </text:list-item>
            <text:list-item>
              <text:p text:style-name="P83">크로, 미케. 두 마리 모두 이미 옹벽 위에 있다.</text:p>
            </text:list-item>
            <text:list-item>
              <text:p text:style-name="P83">미케를 내렸다. <text:s/>/ 크로는 내려 오지 않다. 목소리를 던지지만, 여전히 오지않다.</text:p>
            </text:list-item>
            <text:list-item>
              <text:p text:style-name="P83">지상에서 미케의 허리를 마사지하면서, 크로에 목소리를 몇번 던진다.</text:p>
            </text:list-item>
            <text:list-item>
              <text:p text:style-name="P83">미케를 옹벽 위에 올린다. / 크로에 호소한다. "지상에 내려와자" / 변함없이 오지않다.</text:p>
            </text:list-item>
            <text:list-item>
              <text:p text:style-name="P83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2627109413281811698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크로는 다시 내려 오지 않다.</text:p>
            </text:list-item>
            <text:list-item>
              <text:p text:style-name="P84">클로에 향해 목소리를 던지면서, 미케의 허리를 마사지한다.</text:p>
            </text:list-item>
            <text:list-item>
              <text:p text:style-name="P84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2558611061930263858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718888995202473346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86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8829231180067144454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류가 왔다. / 옹백에 도착했던 때 이미 옹벽 위에 있었다.</text:p>
            </text:list-item>
            <text:list-item>
              <text:p text:style-name="P87">우선, 그림자만 보였지만, 머리의 크기에 의해 류이라고 알려졌다.</text:p>
            </text:list-item>
            <text:list-item>
              <text:p text:style-name="P87">류에 말을 걸어, 근처에 간다. / 조금 고민했지만, 베이스트를 반 주기로한다.</text:p>
            </text:list-item>
            <text:list-item>
              <text:p text:style-name="P87">페이스트를 용기에서 반출한 후 돌출 방향을 보면, 크로가 있다. / 네발 앉아 있다.</text:p>
            </text:list-item>
            <text:list-item>
              <text:p text:style-name="P87">크로에 나머지 중 4 분의 3 정도를 준다.</text:p>
            </text:list-item>
            <text:list-item>
              <text:p text:style-name="P87">그리고, 나머지 전부를 다시 류에 준다.</text:p>
            </text:list-item>
            <text:list-item>
              <text:p text:style-name="P87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87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87">주위를 조금 걸어 본다. / 없다. / 보도에 가장 가까운 곳에 나있는 나무의 뿌리를 본다. 크로가 있다.</text:p>
            </text:list-item>
            <text:list-item>
              <text:p text:style-name="P87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7790463315681724946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120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20">그리고, 울음 소리가 들려온다「聞こえてくる. / </text:p>
            </text:list-item>
            <text:list-item>
              <text:p text:style-name="P120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6032442022312435740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88">전 번 째와 같이, 미케에 마사지를 할 때, 때때로 크로에 목소리를 던진다.</text:p>
            </text:list-item>
            <text:list-item>
              <text:p text:style-name="P88">그리고 미케를 옹벽에 올리고, 페이스트를 준다. / 우선 미케. 그리고, 크로.</text:p>
            </text:list-item>
            <text:list-item>
              <text:p text:style-name="P88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7880293414738838189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89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6097284557752244019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비가 내리고 있었다. / 울타리 속에도 두 마리는 없다. / 수여장의 서 쪽으로 가서 본다. / 혀를 울린다. / 누구도 오지 않다.</text:p>
            </text:list-item>
            <text:list-item>
              <text:p text:style-name="P90">공원으로 돌아간다. / 입구의 근처에서 고양이의 울음소리가 들린다. / 차도의 맞은 편에 있는 아파트의 입구 근처에서.</text:p>
            </text:list-item>
            <text:list-item>
              <text:p text:style-name="P90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118531434484623284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두 마리 모두. / 미케에게 허리 마사지. / 두 마리에게 페이스트.</text:p>
            </text:list-item>
            <text:list-item>
              <text:p text:style-name="P91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8953637591674016454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어제. 미케는 처음부터 옹벽 위에 있다.</text:p>
            </text:list-item>
            <text:list-item>
              <text:p text:style-name="P92">크로는 옹벽 위에는 오지 않고, 울타리 속에도 없다.</text:p>
            </text:list-item>
            <text:list-item>
              <text:p text:style-name="P92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92">하품을 하고 있다.</text:p>
            </text:list-item>
            <text:list-item>
              <text:p text:style-name="P92">"이쪽으로 오자" 라고 목소리를 던지면서, 공원의 방향으로 내 몸을 향한다.</text:p>
            </text:list-item>
            <text:list-item>
              <text:p text:style-name="P92">하지만, 크로는 그 자리에 우두커니 채 움직이지 않다.</text:p>
            </text:list-item>
            <text:list-item>
              <text:p text:style-name="P92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2637336097885292912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어제. 두 마리 모두 온다.</text:p>
            </text:list-item>
            <text:list-item>
              <text:p text:style-name="P93">어제는 그 때 까지 와는 달리, 미케를 지상에 내렸던 후 먼저 크로에게 페이스트를 주었다.</text:p>
            </text:list-item>
            <text:list-item>
              <text:p text:style-name="P93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93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93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4306044016848970381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94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2604729591702058835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크로는 다시 지상에는 오지않다.</text:p>
            </text:list-item>
            <text:list-item>
              <text:p text:style-name="P95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8700210367267891838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비가 내렸다. / 두 마리는 오지 않을까라고 생각했었다.</text:p>
            </text:list-item>
            <text:list-item>
              <text:p text:style-name="P96">옹벽에 도착하고, 울타리 안을 들여다본다. / 혀를 울린다.</text:p>
            </text:list-item>
            <text:list-item>
              <text:p text:style-name="P96">1 분 정도 그 자리에 있던 것일까, "냐아" 라고 고양이의 울음소리가 들린다. / 곧 그 소리가 미케이라고 알 수 있다.</text:p>
            </text:list-item>
            <text:list-item>
              <text:p text:style-name="P96">미케에 울타리 너머로 페이스트를 준다.</text:p>
            </text:list-item>
            <text:list-item>
              <text:p text:style-name="P96">크로는 보이지 않는다. / 미케에 주었던 후 울타리 안의 어둠에 목소리를 던진다.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9219164865831709536" text:style-name="L30">
        <text:list-item>
          <text:p text:style-name="P97">A</text:p>
          <text:list>
            <text:list-item>
              <text:p text:style-name="P97">위안부 문제. / 30 만인의 조선의 여성들. / 강제적으로 성 노예로 되었다.</text:p>
            </text:list-item>
            <text:list-item>
              <text:p text:style-name="P97">일본군은 이 성노예 제도의 운영에 참여했었다.</text:p>
            </text:list-item>
            <text:list-item>
              <text:p text:style-name="P97">따라서, 일본은 국가로 성노예 피해자들에 대해 책임이 있다.</text:p>
            </text:list-item>
          </text:list>
        </text:list-item>
        <text:list-item>
          <text:p text:style-name="P97">B</text:p>
          <text:list>
            <text:list-item>
              <text:p text:style-name="P97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1382044034968005854" text:style-name="L31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아무도 오지 않다. / 항상 올 곳에서는 없다.</text:p>
            </text:list-item>
            <text:list-item>
              <text:p text:style-name="P98">보도에 나오고 수영장의 서쪽으로 걸어간다.</text:p>
            </text:list-item>
            <text:list-item>
              <text:p text:style-name="P98">울타리에 접근하고, 혀를 울린다. / 오지 않다.</text:p>
            </text:list-item>
            <text:list-item>
              <text:p text:style-name="P98">비교적으로 오래 기다렸다가, 공원에게 돌아간다.</text:p>
            </text:list-item>
          </text:list>
        </text:list-item>
        <text:list-item>
          <text:p text:style-name="P51">새로운 지식 / 행동</text:p>
          <text:list>
            <text:list-item>
              <text:p text:style-name="P51">목욕한 후, 스트레칭 기타 항목의 후, 책을 읽었다.</text:p>
              <text:list>
                <text:list-item>
                  <text:p text:style-name="P51">이번의 독서. 지금까지와 다른 점은, 이번은, 독서에 즈음하여 메모를 작성할 걸 전제로 하고 있어요.</text:p>
                </text:list-item>
                <text:list-item>
                  <text:p text:style-name="P51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290220756128214201" text:style-name="L32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9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2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99">그러자, "냐아 냐아" 라고 미케의 울음소리가 들려 온다.</text:p>
            </text:list-item>
            <text:list-item>
              <text:p text:style-name="P52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99">그 창고 위에 한 마리 고양이가 있다. 미케이다. / "냐아 냐아" 라고 큰 목소리로 울고 있다.</text:p>
            </text:list-item>
            <text:list-item>
              <text:p text:style-name="P52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7512564042548434272" text:style-name="L33">
        <text:list-item>
          <text:p text:style-name="P53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3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3">평소에는 그런 기회는, 나에 대해서 말하면, 없어요. 완전이 존재하지 않고 있다.</text:p>
            </text:list-item>
            <text:list-item>
              <text:p text:style-name="P53">그러나, 생각해 보니, 옛날부터, 비슷한 상황은 존재하고 있었을지도 모릅니다.</text:p>
            </text:list-item>
            <text:list-item>
              <text:p text:style-name="P53">옛날, 사람들이 일기를 쓴 것도, 비슷한 동기<text:span text:style-name="T7">「動機</text:span>로인지지도 모릅니다.</text:p>
            </text:list-item>
            <text:list-item>
              <text:p text:style-name="P53">즉, 동기의 출처<text:span text:style-name="T7">「出処</text:span>의 하나 였는지도 모릅니다.</text:p>
            </text:list-item>
          </text:list>
        </text:list-item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0">두 마리 모두, 나가 옹벽에 도착한 때 이미 있었다.</text:p>
            </text:list-item>
            <text:list-item>
              <text:p text:style-name="P100">크로가 미케보다 돌출울타리 가까이에 있다.</text:p>
            </text:list-item>
            <text:list-item>
              <text:p text:style-name="P100">내가 항상 위치에 서서, 먼저 미케가 온다.</text:p>
            </text:list-item>
            <text:list-item>
              <text:p text:style-name="P100">미케를 지상에는 내려 않고 즉시 페이스트를 준다. / 먼저, 미케에. 그리고 클로에.</text:p>
            </text:list-item>
            <text:list-item>
              <text:p text:style-name="P53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3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3">신체 / 정신</text:p>
        </text:list-item>
        <text:list-item>
          <text:p text:style-name="P53">새로운 지식 / 행동</text:p>
          <text:list>
            <text:list-item>
              <text:p text:style-name="P53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3">왜 수건을 붙일 것인가? / 수건을 배에 붙일 때, 배가 기분 좋다.</text:p>
                </text:list-item>
                <text:list-item>
                  <text:p text:style-name="P53">내 아랫배는 차가워<text:span text:style-name="T7">「冷え</text:span> 쉬운<text:span text:style-name="T7">「易い</text:span> 것입니다.</text:p>
                </text:list-item>
                <text:list-item>
                  <text:p text:style-name="P53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3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3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622802105379557792" text:style-name="L34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1">두 마리 모두 오지 않는다. / 평소와 같이 수영장의 서쪽으로 가서, 울타리에 가까이 다가가, 혀를 울린다. / 누구도 오지 않아.</text:p>
            </text:list-item>
            <text:list-item>
              <text:p text:style-name="P101">이 밤은 쇼핑은 없이, 도서관에 책을 반환할 심부름도 없고.</text:p>
            </text:list-item>
            <text:list-item>
              <text:p text:style-name="P101">그냥, 먹이주기를 위해서 외출했다.</text:p>
            </text:list-item>
          </text:list>
        </text:list-item>
        <text:list-item>
          <text:p text:style-name="P54">새로운 지식 / 행동</text:p>
          <text:list>
            <text:list-item>
              <text:p text:style-name="P54">식사는 1 일 1 식을 계속하고 있다. / 오늘 현재, 시작한지, 4 일째가 될 것일까.</text:p>
              <text:list>
                <text:list-item>
                  <text:p text:style-name="P54">지금까지는 점심에서 먹으면서, 뉴스 기사를 읽고 있었다.</text:p>
                </text:list-item>
                <text:list-item>
                  <text:p text:style-name="P54">낮에는 식사를 하지 않게 된 지금은, 식사는 없으로, 뉴스 읽기만을 하<text:soft-page-break/>고 있다.</text:p>
                </text:list-item>
                <text:list-item>
                  <text:p text:style-name="P54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4963030420788061872" text:style-name="L35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2">크로만 왔다. / 옹벽에는 없었다. / 보도에 나오고, 서쪽으로 간다. / 중간에서 고양이의 울음소리. 희미하게.</text:p>
            </text:list-item>
            <text:list-item>
              <text:p text:style-name="P102">울음소리의 음정이 높다. / 크로라고 알 수 있다.</text:p>
            </text:list-item>
            <text:list-item>
              <text:p text:style-name="P102">"와서" 라고 크로에게 말하고, 공원에 돌아간다.</text:p>
            </text:list-item>
            <text:list-item>
              <text:p text:style-name="P55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102">잠시 지면 위에서 "데굴 데굴" 을 한다. / 운동장 근처까지 굴러 간다.</text:p>
            </text:list-item>
            <text:list-item>
              <text:p text:style-name="P55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5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824374824131080464" text:style-name="L36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3"><text:soft-page-break/>옹벽에는 미케만. / 도착한 때 이미 있다. / 비가 약간 내리고 있는데, 잘 나온 것이다.</text:p>
            </text:list-item>
            <text:list-item>
              <text:p text:style-name="P56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6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6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6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6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6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283780305359249326" text:style-name="L37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4">비가 내리고 있었다.</text:p>
            </text:list-item>
            <text:list-item>
              <text:p text:style-name="P104">옹벽에 도착해, 울타리 안을 보면, 미케가 있다. / 크로의 그림자는 보이지 않는다.</text:p>
            </text:list-item>
            <text:list-item>
              <text:p text:style-name="P104">울타리를 통해 미케에게 페이스트를 준다. / 울타리 안을 더 들여다보면, 크로의 그림자가 보인다.</text:p>
            </text:list-item>
            <text:list-item>
              <text:p text:style-name="P57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104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7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7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7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21">울타리에 가까워지고, "크로!" 라고 목소리를 던진다.</text:p>
            </text:list-item>
            <text:list-item>
              <text:p text:style-name="P121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21">그 보행자가 지나간「過ぎた 후 다시 울타리에 돌아간다「戻っていく.</text:p>
            </text:list-item>
            <text:list-item>
              <text:p text:style-name="P121">울타리에게는 크로가 아직 있다. / 남아있는 페이스트의 절반을 준다.</text:p>
            </text:list-item>
            <text:list-item>
              <text:p text:style-name="P121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8959841313543645488" text:style-name="L38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8">미케를 옹벽에 올린다. / 페이스트를 먼저 절반을 미케에게. / 그리고 나머지를 크로에게.</text:p>
            </text:list-item>
            <text:list-item>
              <text:p text:style-name="P58">더욱이 고형을 미케 그리고 크로에게 준다. / 류는 오지 않다. 돈도.</text:p>
            </text:list-item>
            <text:list-item>
              <text:p text:style-name="P58">생각</text:p>
              <text:list>
                <text:list-item>
                  <text:p text:style-name="P58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3865337407306290994" text:style-name="L39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5">크로만. / 도착한 때, 이제. / 아래로는 내려오지 않다.</text:p>
            </text:list-item>
            <text:list-item>
              <text:p text:style-name="P59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59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59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105">그렇게 경계하고 있던 모습이었는데, 지금은 전혀 걱정하지 않는다.</text:p>
            </text:list-item>
            <text:list-item>
              <text:p text:style-name="P59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2421359824093226359" text:style-name="L40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06">공원의 북쪽에 있는 정원 창고의 곳에 돌아간다. / 거기에 내 자전거를 세우고 있다.</text:p>
            </text:list-item>
            <text:list-item>
              <text:p text:style-name="P106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06">그러자, 희미하게 <text:s/>한번 고양이의 목소리가 들렸다 같은 생각이 한다. / 귀를 기울이고, 그 자리에서 서 계속한다.</text:p>
            </text:list-item>
            <text:list-item>
              <text:p text:style-name="P60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06">더우기 울타리 안을 보고 있으면, 고양이의 그림자가 보인다.</text:p>
            </text:list-item>
            <text:list-item>
              <text:p text:style-name="P106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0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1636695585711836621" text:style-name="L41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7">크로 만 온다. / 공원에 가는 것이 늦어졌다. / 도착한 때는 이미 7 시 45 분 경 이었을까.</text:p>
            </text:list-item>
            <text:list-item>
              <text:p text:style-name="P107">먼저 토큐에 가는 것이 이미 늦었다. / 왜 토큐에 가는 것이 늦어진 있는가 하면, 캔드에서 시간이 걸렸다 때문입니다.</text:p>
              <text:list>
                <text:list-item>
                  <text:p text:style-name="P107">왜 캔드에서 시간이 걸린 있는가 하면, 계산대에서 행렬이 만들어져 있었기 때문이다.</text:p>
                </text:list-item>
                <text:list-item>
                  <text:p text:style-name="P61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07">&gt; 계산대에는 점원은 몇 명이나 있었어요? / 혼자 뿐 이었다.</text:p>
                </text:list-item>
                <text:list-item>
                  <text:p text:style-name="P107">&gt; 긴 행렬이 있어도, 다른 점원은 오지 않았어요? / 네, 오지 않았다.</text:p>
                </text:list-item>
                <text:list-item>
                  <text:p text:style-name="P107">&gt; 어떻게 된 것일까? / 실제, 다른 사람이 없었던 것이다.</text:p>
                </text:list-item>
                <text:list-item>
                  <text:p text:style-name="P107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1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1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07">크로는?</text:p>
              <text:list>
                <text:list-item>
                  <text:p text:style-name="P61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07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7051189921310273641" text:style-name="L42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8">두 마리 모두. / 옹벽 위에서 있다. / 돌출 울타리 아래를 뚫고, 먼저 미케, 그리고 크로가 나온다.</text:p>
            </text:list-item>
            <text:list-item>
              <text:p text:style-name="P62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2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2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08">크로에 페이스트를 주고있는 동안, 무리도 없지만, 미케는 "냐아 냐아" 라고 계속 울리고 있다.</text:p>
            </text:list-item>
            <text:list-item>
              <text:p text:style-name="P62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2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8296536471380705346" text:style-name="L43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9">공원에 도착해, 자전거의 스탠드를 세운다.</text:p>
            </text:list-item>
            <text:list-item>
              <text:p text:style-name="P109">그러자 며칠전에 크로가 나온 곳, 초등학교 체육관의 울타리의 바로 근처 있지만, 거기에서 미케가 얼굴을 내밀고 있다. / "냐아 냐아" 라고 울리고 있다.</text:p>
            </text:list-item>
            <text:list-item>
              <text:p text:style-name="P109">놀란다. "오자" 라고 말을 던지고, 자신은 평소의 장소에 간다.</text:p>
            </text:list-item>
            <text:list-item>
              <text:p text:style-name="P109">가보니, 크로가 이미 지상에 있다. / "냐아" 라고 한말 울음소리를 던진다. / 크로에게 마사지를 시작한다.</text:p>
            </text:list-item>
            <text:list-item>
              <text:p text:style-name="P63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109">크로에 대한 마사지를 계속하지만, 미케가 눈앞에 온 시점에서 일단 마사지를 중단해, 크로에는 가볍게 몸을 두드려, 미케에게 페이스트를 준다. 절반.</text:p>
            </text:list-item>
            <text:list-item>
              <text:p text:style-name="P63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3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3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109">그리고, 먼저, 미케에 <text:s/>추가의 페이스트를 주고, 다음, 크로에 페이스트의 나머지를 준다.</text:p>
            </text:list-item>
            <text:list-item>
              <text:p text:style-name="P64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4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110">크로는 위험을 느낀지 돌출의 옆에 이동한다. </text:p>
            </text:list-item>
            <text:list-item>
              <text:p text:style-name="P64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110">잠시 후 위를 보면, 크로가 다시 원래 자리에 돌아오고, 음식의 나머지를 먹기 시작하고 있다.</text:p>
            </text:list-item>
            <text:list-item>
              <text:p text:style-name="P64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5_165054</text:p>
      <text:p text:style-name="P8"/>
      <text:list xml:id="list199201930600309660" text:style-name="L44">
        <text:list-item>
          <text:p text:style-name="P6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1">다시, 미케는 옹벽 위에서, 크로는 처음부터 지상에 있었다.</text:p>
            </text:list-item>
            <text:list-item>
              <text:p text:style-name="P111">전날과 같이, 미케에게 먼저 페이스트를 주고, 크로에는 마사지. 이 번은 크로는 이전처럼 땅에서 데굴 데굴을 한다.</text:p>
            </text:list-item>
            <text:list-item>
              <text:p text:style-name="P111">그리고, 크로를 옹벽에 올리고, 미케에게 추가의 고체미끼를 주고, 크로에게 페이스트의 나머지를 준다.</text:p>
            </text:list-item>
            <text:list-item>
              <text:p text:style-name="P111">다시 미케가 크로의 곳에 가서 크로가 먹고 있는 미끼를 먹으려고 한다.</text:p>
            </text:list-item>
            <text:list-item>
              <text:p text:style-name="P65"><text:soft-page-break/><text:span text:style-name="T4">미케에게 "안돼!" 라고 호소한다. / 미케는 힐끗</text:span><text:span text:style-name="T6">「ちらっと</text:span><text:span text:style-name="T4"> 이쪽으로 보고, 그리고, 크로의 근처에 허리 앉아 하여, 입 주위를 핥아</text:span><text:span text:style-name="T6">「舐め</text:span><text:span text:style-name="T4"> 시작한다.</text:span></text:p>
            </text:list-item>
          </text:list>
        </text:list-item>
      </text:list>
      <text:p text:style-name="P7"/>
      <text:p text:style-name="P5">[/ XXX] 20200725_17042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6_142826</text:p>
      <text:p text:style-name="P8"/>
      <text:list xml:id="list2909448009447578813" text:style-name="L45">
        <text:list-item>
          <text:p text:style-name="P6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2">두 마리 모두 처음부터. / 미케에 먼저. 그리고 크로에.</text:p>
            </text:list-item>
            <text:list-item>
              <text:p text:style-name="P66"><text:span text:style-name="T4">구충제</text:span><text:span text:style-name="T6">「駆虫剤</text:span><text:span text:style-name="T4"> 스프레이를 자신에게 뿌린다</text:span><text:span text:style-name="T6">「振りかける</text:span><text:span text:style-name="T4">. / 그 후 눈을 높이면, 미케가 크로의 곳에 가서, 크로의 분을 먹고 있다.</text:span></text:p>
            </text:list-item>
            <text:list-item>
              <text:p text:style-name="P112">그래서, 스프레이 캔을 사용해 미케를 거기에서 이동시킨다.</text:p>
            </text:list-item>
            <text:list-item>
              <text:p text:style-name="P66"><text:span text:style-name="T4">하지만, 곧, 다시 크로의 곳에 간다. / 크로는, 한편, 이미 먹고 있었던 것에서 이동해, 뒤에서 몸단장</text:span><text:span text:style-name="T6">「身繕い</text:span><text:span text:style-name="T4">을 이미 시작하고 있다.</text:span></text:p>
            </text:list-item>
            <text:list-item>
              <text:p text:style-name="P66"><text:span text:style-name="T4">&gt; 왜 구충제를 사용해요? \\ 모기</text:span><text:span text:style-name="T6">「蚊</text:span><text:span text:style-name="T4">가 올 거예요. / 사용하지 않으면, 반드시 두세 개는 모기에 물린다. / 게다가</text:span><text:span text:style-name="T6">「それに</text:span><text:span text:style-name="T4">, "분" 이라는 소리가, 휘감지</text:span><text:span text:style-name="T6">「まとわり</text:span><text:span text:style-name="T4">붙어</text:span><text:span text:style-name="T6">「付いて</text:span><text:span text:style-name="T4">, 너무 불쾌</text:span><text:span text:style-name="T6">「不快</text:span><text:span text:style-name="T4">하다.</text:span></text:p>
            </text:list-item>
          </text:list>
        </text:list-item>
      </text:list>
      <text:p text:style-name="P7"/>
      <text:p text:style-name="P5">[/ XXX] 20200726_14540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1556706340476063827" text:style-name="L46">
        <text:list-item>
          <text:p text:style-name="P6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3"><text:soft-page-break/>두 마리 모두. 다시. / 언제나처럼, 크로는 지상에는 내려오지 않다.</text:p>
            </text:list-item>
            <text:list-item>
              <text:p text:style-name="P113">미케, 크로의 순서로 페이스트를 준다. / 어제는, 처음에, 페이스트를 넣을 것을 잊었다라고 생각했고, 고체미끼만 두 마리에게 준다. / 이 때, 크로는 고체는 먹지 않다.</text:p>
            </text:list-item>
            <text:list-item>
              <text:p text:style-name="P113">3,4 분 후 다시 가방 안을 보면, 페이스트의 용기가 손에 띈다. / 뭐야, 들어있었는지라고 생각해, 가방에서 꺼내, 입을 열고, 두 마리에게 준다.</text:p>
            </text:list-item>
          </text:list>
        </text:list-item>
      </text:list>
      <text:p text:style-name="P7"/>
      <text:p text:style-name="P5">[/ XXX] 20200727_123524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8_100510</text:p>
      <text:p text:style-name="P8"/>
      <text:list xml:id="list1083027386435706469" text:style-name="L47">
        <text:list-item>
          <text:p text:style-name="P6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4">비가 좀 내리고 있었다. / 공원에는 걸어 갔다. 걸어서 갔다. 자전거로는 아니고.</text:p>
            </text:list-item>
            <text:list-item>
              <text:p text:style-name="P68"><text:span text:style-name="T4">옹벽에서는 미케만 있다. / 크로는 없어. / 미끼를 줘 전에 우산을 미케의 위에 들고</text:span><text:span text:style-name="T6">「運んで</text:span><text:span text:style-name="T4">, 비를 막으려고</text:span><text:span text:style-name="T6">「止めようと</text:span><text:span text:style-name="T4"> 한다. / 미케는 도망쳐</text:span><text:span text:style-name="T6">「逃げて</text:span><text:span text:style-name="T4"> 버린다.</text:span></text:p>
            </text:list-item>
            <text:list-item>
              <text:p text:style-name="P68"><text:span text:style-name="T4">그래서 먼저 페이스트를 준다. / 미케가 먹기 시작한 시점에서 우산을 미케의 위에서 내건다</text:span><text:span text:style-name="T6">「掲げる</text:span><text:span text:style-name="T4">.</text:span></text:p>
            </text:list-item>
            <text:list-item>
              <text:p text:style-name="P68"><text:span text:style-name="T4">미케가 페이스트를 먹고 마친</text:span><text:span text:style-name="T6">「終えた</text:span><text:span text:style-name="T4"> 무렵</text:span><text:span text:style-name="T6">「頃</text:span><text:span text:style-name="T4">, 고체를 남아있는</text:span><text:span text:style-name="T6">「残っている</text:span><text:span text:style-name="T4"> 페이스트의 옆에 둔다</text:span><text:span text:style-name="T6">「置く</text:span><text:span text:style-name="T4">. </text:span></text:p>
            </text:list-item>
            <text:list-item>
              <text:p text:style-name="P68"><text:span text:style-name="T4">미케는 3,4 입 먹은 후 "냐아 냐아" 라고 자꾸</text:span><text:span text:style-name="T6">「しきりに</text:span><text:span text:style-name="T4"> 운다</text:span><text:span text:style-name="T6">「鳴く</text:span><text:span text:style-name="T4">. / 어쩔 수 없이, 비가 내리고 있었는데, 미케를 지면에 내린다. / 허리 마사지를 잠시.</text:span></text:p>
            </text:list-item>
            <text:list-item>
              <text:p text:style-name="P68"><text:span text:style-name="T4">그리고 옹벽에 올린다. / 그리고 우산으로 미케를 눌러</text:span><text:span text:style-name="T6">「押して</text:span><text:span text:style-name="T4">, 울타리 속에 돌려주려고</text:span><text:span text:style-name="T6">「返そうと</text:span><text:span text:style-name="T4"> 한다. / 하지만, 미케는 돌아가려고 하지 않는다.</text:span></text:p>
            </text:list-item>
            <text:list-item>
              <text:p text:style-name="P114">여기에서도 어쩔 수 없이 남아있었던 페이스트의 절반을 준다.</text:p>
            </text:list-item>
            <text:list-item>
              <text:p text:style-name="P68"><text:span text:style-name="T4">그리고 먹고 있는 미케를 두고, 풀의 서쪽으로 간다. / 울타리 안에 "크로!" 라고 목소리를 던진다. / 1,2 분 정도 기다렸던 것일까. 그러나 크로는 나오</text:span><text:soft-page-break/><text:span text:style-name="T4">지 않는다. / 크로는 이 밤은 여기에서는 있지 않는 것일까. / 공원에 돌아간다.</text:span></text:p>
            </text:list-item>
          </text:list>
        </text:list-item>
      </text:list>
      <text:p text:style-name="P7"/>
      <text:p text:style-name="P5">[/ XXX] 20200728_11021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79274297503776027" text:style-name="L48">
        <text:list-item>
          <text:p text:style-name="P6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5">두 마리 모두. / 모두, 처음부터 돌출의 여기쪽으로.</text:p>
            </text:list-item>
            <text:list-item>
              <text:p text:style-name="P115">비가 내리고 있었지만, 우산은 쓰지 않고, 페이스트를 두 마리에 준다.</text:p>
            </text:list-item>
            <text:list-item>
              <text:p text:style-name="P69"><text:span text:style-name="T4">그 후 미케를 땅에 내리고, 마사지. / 목</text:span><text:span text:style-name="T6">「首</text:span><text:span text:style-name="T4"> 뒤의 피부를 잡고, 꼬집는</text:span><text:span text:style-name="T6">「ひねる</text:span><text:span text:style-name="T4"> 같이 붙든다</text:span><text:span text:style-name="T6">「握る</text:span><text:span text:style-name="T4">. / 그 상태로, 다른 손으로, 꼬리</text:span><text:span text:style-name="T6">「尾</text:span><text:span text:style-name="T4"> 닿게</text:span><text:span text:style-name="T6">「つけ根</text:span><text:span text:style-name="T4">를 마사지.</text:span></text:p>
            </text:list-item>
            <text:list-item>
              <text:p text:style-name="P69"><text:span text:style-name="T4">이 방식은 이전에 뭔가 기사에서 읽은 것. / 고양이 수컷</text:span><text:span text:style-name="T6">「オス</text:span><text:span text:style-name="T4">은 교미</text:span><text:span text:style-name="T6">「交尾</text:span><text:span text:style-name="T4"> 할때 암컷</text:span><text:span text:style-name="T6">「メス</text:span><text:span text:style-name="T4">의 뒷목을 씹는</text:span><text:span text:style-name="T6">「噛む</text:span><text:span text:style-name="T4">. / 그렇게 하면, 암컷은 움직이지 않게된다고 한다. / 이렇게 함으로써, 스스로 알 수 있듯이, 수컷은 페니스를 삽입</text:span><text:span text:style-name="T6">「挿入</text:span><text:span text:style-name="T4">하고, 또, 삽입을 계속할 수 있다.</text:span></text:p>
            </text:list-item>
            <text:list-item>
              <text:p text:style-name="P69"><text:span text:style-name="T4">이와 같은 원리 이겠지라고</text:span><text:span text:style-name="T6">「なのだろうと</text:span><text:span text:style-name="T4"> 생각합니다만, <text:s/>미케도 뒷목을 손으로 잡으면, 그다지</text:span><text:span text:style-name="T6">「あまり</text:span><text:span text:style-name="T4"> 움직이지 않게된다</text:span><text:span text:style-name="T6">「しなくなる</text:span><text:span text:style-name="T4">.</text:span></text:p>
            </text:list-item>
            <text:list-item>
              <text:p text:style-name="P69"><text:span text:style-name="T4">그렇지 않으면</text:span><text:span text:style-name="T6">「そうしないと</text:span><text:span text:style-name="T4">, 지금까지는 그렇지만, 움직이고 움직이고, 도저히</text:span><text:span text:style-name="T6">「とても</text:span><text:span text:style-name="T4"> 마사지 할 수 없다.</text:span></text:p>
            </text:list-item>
          </text:list>
        </text:list-item>
      </text:list>
      <text:p text:style-name="P7"/>
      <text:p text:style-name="P5">[/ XXX] 20200730_115253</text:p>
      <text:p text:style-name="P2"/>
      <text:p text:style-name="P12"/>
      <text:p text:style-name="P1">------------------------------------------------------------</text:p>
      <text:p text:style-name="P5"><text:soft-page-break/>[XXX] </text:p>
      <text:p text:style-name="P8">myself / diary / 20200731_134339</text:p>
      <text:p text:style-name="P8"/>
      <text:list xml:id="list4406237240763693120" text:style-name="L49">
        <text:list-item>
          <text:p text:style-name="P7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6">두 마리 모두 왔다. / 미케가 보도쪽으로. 크로는 돌출쪽으로.</text:p>
            </text:list-item>
            <text:list-item>
              <text:p text:style-name="P70">이 번은, 크로는 나가 손을 뻗어<text:span text:style-name="T7">「伸ばして</text:span>, 접하려고<text:span text:style-name="T7">「触ろうと</text:span> 해도, 뒤로 도망치지 않는다<text:span text:style-name="T7">「逃げない</text:span>. 같은 자리에 머물고<text:span text:style-name="T7">「留まって</text:span> 있다.</text:p>
            </text:list-item>
            <text:list-item>
              <text:p text:style-name="P70">미케를 내리고, 크로에게 우선 음식을 주고, 미케를 마사지. / 다시 미케의 뒷목을 손으로 잡고, 손가락으로 피부를 강하게 집는<text:span text:style-name="T7">「つまむ</text:span>.</text:p>
            </text:list-item>
            <text:list-item>
              <text:p text:style-name="P70"><text:s text:c="3"/></text:p>
            </text:list-item>
          </text:list>
        </text:list-item>
        <text:list-item>
          <text:p text:style-name="P70">신체 / 정신</text:p>
        </text:list-item>
        <text:list-item>
          <text:p text:style-name="P70">새로운 지식 / 행동</text:p>
        </text:list-item>
        <text:list-item>
          <text:p text:style-name="P70">음악</text:p>
        </text:list-item>
        <text:list-item>
          <text:p text:style-name="P70">기타</text:p>
        </text:list-item>
        <text:list-item>
          <text:p text:style-name="P70">자유작문</text:p>
        </text:list-item>
      </text:list>
      <text:p text:style-name="P7"/>
      <text:p text:style-name="P5">[/ XXX] 20200731_152754</text:p>
      <text:p text:style-name="P126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2025404157807334981" text:style-name="L50">
        <text:list-item>
          <text:p text:style-name="P117">생각 </text:p>
          <text:list>
            <text:list-item>
              <text:p text:style-name="P117">그 나라의 역사가 그 나라에 살아있는 사람들의 생각을 결정한다. </text:p>
            </text:list-item>
            <text:list-item>
              <text:p text:style-name="P71"><text:span text:style-name="T4">일본의 "도자마 다이묘". 그런 존재를, 예를 들어, 한국의 왕조가 실행하면, 그 도자마와 육지</text:span><text:span text:style-name="T6">「陸地</text:span><text:span text:style-name="T4">가 연결되어있는 이웃</text:span><text:span text:style-name="T6">「隣り</text:span><text:span text:style-name="T4">의 외국과 협력</text:span><text:span text:style-name="T6">「協力</text:span><text:span text:style-name="T4">하여, <text:s/>곧 쳐들어</text:span><text:span text:style-name="T6">「攻めて</text:span><text:span text:style-name="T4"> 올 것이다.</text:span></text:p>
            </text:list-item>
            <text:list-item>
              <text:p text:style-name="P71"><text:span text:style-name="T4">일본에서라면, 그런 제도를 몇 년 계속해도, 정권은 아무것도</text:span><text:span text:style-name="T6">「何も</text:span><text:span text:style-name="T4"> 곤란한 건 아니다.</text:span></text:p>
            </text:list-item>
            <text:list-item>
              <text:p text:style-name="P117">거기에 살고있는 사람들도, 마찬가지로, 곤란하지 않다.</text:p>
            </text:list-item>
            <text:list-item>
              <text:p text:style-name="P71"><text:span text:style-name="T4">나 생각, 미국도 같은 상황이다.</text:span><text:span text:style-name="T6"> / 아프리카계 사람들을 아무리 학대「虐待해도, 아무리 죽여「殺して도, 아무리 무시「無視해도, 아무것도 곤란한 것은 일어나지 않다. / 그리고, "미국" 이라고 불리고 있는 토지의 선주민들</text:span><text:soft-page-break/><text:span text:style-name="T6">에 대해서도 동일한다.</text:span></text:p>
            </text:list-item>
          </text:list>
        </text:list-item>
      </text:list>
      <text:p text:style-name="P7"/>
      <text:p text:style-name="P5">[/ XXX] 20200731_162105</text:p>
      <text:p text:style-name="P2"/>
      <text:p text:style-name="P126"/>
      <text:p text:style-name="P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9033754020144700947" text:style-name="L51">
        <text:list-item>
          <text:p text:style-name="P7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<text:span text:style-name="T4">어제. 비는 없어. 두 마리 모두. 처음부터.</text:span></text:p>
            </text:list-item>
            <text:list-item>
              <text:p text:style-name="P72"><text:span text:style-name="T4">미끼, 먼저. / 고체도. / 잠시 후, 미케를 지상에. / 마사지를 시작해.</text:span></text:p>
            </text:list-item>
            <text:list-item>
              <text:p text:style-name="P72"><text:span text:style-name="T4">이 밤은, 미케는 뒷목을 손가락으로 잡고도, 움직은 그만하지 않다</text:span><text:span text:style-name="T6">「やめない</text:span><text:span text:style-name="T4">. / 2,3 번 잡기</text:span><text:span text:style-name="T6">「掴み</text:span><text:span text:style-name="T4">를 해, 옹벽을 올려다 본다</text:span><text:span text:style-name="T6">「見上げる</text:span><text:span text:style-name="T4">. / 크로가 이쪽을 보고 있다.</text:span></text:p>
            </text:list-item>
            <text:list-item>
              <text:p text:style-name="P72"><text:span text:style-name="T4">서서, 고체의 추가를 준다. / 크로는 먹기 시작한다.</text:span></text:p>
            </text:list-item>
            <text:list-item>
              <text:p text:style-name="P72"><text:span text:style-name="T4">부모 자녀 일까, 갱이 여기 방향에 걸어 온다. / 미케를 옹벽에 올리고, 그 자리를 떠난다</text:span><text:span text:style-name="T6">「離れる</text:span><text:span text:style-name="T4">.</text:span></text:p>
            </text:list-item>
          </text:list>
        </text:list-item>
      </text:list>
      <text:p text:style-name="P7"/>
      <text:p text:style-name="P5">[/ XXX] 20200803_124516</text:p>
      <text:p text:style-name="P2"/>
      <text:p text:style-name="P126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2689005" text:continue-list="list7880293414738838189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<text:soft-page-break/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2696170" text:continue-numbering="true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<text:soft-page-break/>[XXX] </text:p>
      <text:list xml:id="list2031976833568167884" text:style-name="L52">
        <text:list-item>
          <text:p text:style-name="P122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3782925262932921712" text:style-name="L53">
              <text:list-item>
                <text:p text:style-name="P127">“<text:span text:style-name="T7">作成</text:span>” ==&gt; click</text:p>
              </text:list-item>
              <text:list-item>
                <text:p text:style-name="P127"><text:soft-page-break/>Tab x 2 (move to the text area)</text:p>
              </text:list-item>
              <text:list-item>
                <text:p text:style-name="P127">C/P ==&gt; texts</text:p>
              </text:list-item>
              <text:list-item>
                <text:p text:style-name="P127">select ==&gt; title strings</text:p>
              </text:list-item>
              <text:list-item>
                <text:p text:style-name="P127">C – c &gt; M – Tab &gt; C – v (C/P)</text:p>
              </text:list-item>
              <text:list-item>
                <text:p text:style-name="P127">M – Tab (to “to” box)</text:p>
              </text:list-item>
              <text:list-item>
                <text:p text:style-name="P127">“iwa” &gt; Tab (autofill)</text:p>
              </text:list-item>
              <text:list-item>
                <text:p text:style-name="P127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8-03T12:47:12.96</dc:date>
    <dc:creator>iwabuchi ken</dc:creator>
    <meta:editing-duration>P3DT5H37M25S</meta:editing-duration>
    <meta:editing-cycles>321</meta:editing-cycles>
    <meta:generator>OpenOffice/4.1.3$Win32 OpenOffice.org_project/413m1$Build-9783</meta:generator>
    <meta:document-statistic meta:table-count="7" meta:image-count="0" meta:object-count="0" meta:page-count="41" meta:paragraph-count="815" meta:word-count="17421" meta:character-count="27094"/>
  </office:meta>
</office:document-meta>
</file>